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9979in" style:rel-column-width="18907*"/>
    </style:style>
    <style:style style:name="Table1.B" style:family="table-column">
      <style:table-column-properties style:column-width="4.9271in" style:rel-column-width="4662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9979in" style:rel-column-width="18907*"/>
    </style:style>
    <style:style style:name="Table2.B" style:family="table-column">
      <style:table-column-properties style:column-width="4.9271in" style:rel-column-width="4662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2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104in" style:rel-column-width="3327*"/>
    </style:style>
    <style:style style:name="Table3.B" style:family="table-column">
      <style:table-column-properties style:column-width="4.6146in" style:rel-column-width="6645*"/>
    </style:style>
    <style:style style:name="Table3.A1" style:family="table-cell">
      <style:table-cell-properties style:writing-mode="page"/>
    </style:style>
    <style:style style:name="P1" style:family="paragraph" style:parent-style-name="Text_20_body">
      <style:text-properties officeooo:paragraph-rsid="00021384"/>
    </style:style>
    <style:style style:name="P2" style:family="paragraph" style:parent-style-name="Text_20_body">
      <style:text-properties style:font-name="Cantarell" officeooo:rsid="00021384" officeooo:paragraph-rsid="00021384"/>
    </style:style>
    <style:style style:name="P3" style:family="paragraph" style:parent-style-name="Text_20_body">
      <style:text-properties style:font-name="Cantarell" officeooo:rsid="00021384" officeooo:paragraph-rsid="002e284f"/>
    </style:style>
    <style:style style:name="P4" style:family="paragraph" style:parent-style-name="Text_20_body">
      <style:text-properties style:font-name="Cantarell" officeooo:rsid="000fdee7" officeooo:paragraph-rsid="000fdee7"/>
    </style:style>
    <style:style style:name="P5" style:family="paragraph" style:parent-style-name="Text_20_body">
      <style:text-properties style:font-name="Cantarell" officeooo:rsid="000fdee7" officeooo:paragraph-rsid="00114ce7"/>
    </style:style>
    <style:style style:name="P6" style:family="paragraph" style:parent-style-name="Text_20_body">
      <style:text-properties style:font-name="Cantarell" officeooo:rsid="0014445e" officeooo:paragraph-rsid="0014445e"/>
    </style:style>
    <style:style style:name="P7" style:family="paragraph" style:parent-style-name="Text_20_body">
      <style:text-properties style:font-name="Cantarell" officeooo:rsid="0014445e" officeooo:paragraph-rsid="00321e70"/>
    </style:style>
    <style:style style:name="P8" style:family="paragraph" style:parent-style-name="Text_20_body">
      <style:text-properties style:font-name="Cantarell" officeooo:rsid="00151f09" officeooo:paragraph-rsid="00151f09"/>
    </style:style>
    <style:style style:name="P9" style:family="paragraph" style:parent-style-name="Text_20_body">
      <style:text-properties style:font-name="Cantarell" officeooo:rsid="00151f09" officeooo:paragraph-rsid="00170e27"/>
    </style:style>
    <style:style style:name="P10" style:family="paragraph" style:parent-style-name="Text_20_body">
      <style:text-properties style:font-name="Cantarell" officeooo:rsid="00151f09" officeooo:paragraph-rsid="00317001"/>
    </style:style>
    <style:style style:name="P11" style:family="paragraph" style:parent-style-name="Text_20_body">
      <style:text-properties style:font-name="Cantarell" officeooo:rsid="00151f09" officeooo:paragraph-rsid="00336146"/>
    </style:style>
    <style:style style:name="P12" style:family="paragraph" style:parent-style-name="Text_20_body">
      <style:text-properties style:font-name="Cantarell" officeooo:rsid="001a79f7" officeooo:paragraph-rsid="0014445e"/>
    </style:style>
    <style:style style:name="P13" style:family="paragraph" style:parent-style-name="Text_20_body">
      <style:text-properties style:font-name="Cantarell" officeooo:rsid="00145039" officeooo:paragraph-rsid="00145039"/>
    </style:style>
    <style:style style:name="P14" style:family="paragraph" style:parent-style-name="Text_20_body">
      <style:text-properties style:font-name="Cantarell" officeooo:paragraph-rsid="002e284f"/>
    </style:style>
    <style:style style:name="P15" style:family="paragraph" style:parent-style-name="Text_20_body">
      <style:text-properties style:font-name="Cantarell" fo:font-size="14pt" fo:font-weight="bold" officeooo:rsid="000fdee7" officeooo:paragraph-rsid="00114ce7" style:font-size-asian="14pt" style:font-weight-asian="bold" style:font-size-complex="14pt" style:font-weight-complex="bold"/>
    </style:style>
    <style:style style:name="P16" style:family="paragraph" style:parent-style-name="Text_20_body">
      <style:text-properties style:font-name="Cantarell" fo:font-size="12pt" fo:font-weight="bold" officeooo:rsid="002fd234" officeooo:paragraph-rsid="002fd234" style:font-size-asian="12pt" style:font-weight-asian="bold" style:font-size-complex="12pt" style:font-weight-complex="bold"/>
    </style:style>
    <style:style style:name="P17" style:family="paragraph" style:parent-style-name="Text_20_body">
      <style:text-properties style:font-name="Cantarell" fo:font-size="12pt" fo:font-weight="normal" officeooo:rsid="002fd234" officeooo:paragraph-rsid="002fd234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Cantarell" officeooo:rsid="00336146" officeooo:paragraph-rsid="00336146"/>
    </style:style>
    <style:style style:name="P19" style:family="paragraph" style:parent-style-name="Text_20_body">
      <style:text-properties style:font-name="Cantarell" officeooo:rsid="00341860" officeooo:paragraph-rsid="00341860"/>
    </style:style>
    <style:style style:name="P20" style:family="paragraph" style:parent-style-name="Text_20_body">
      <style:text-properties style:font-name="Cantarell" officeooo:rsid="00350dd5" officeooo:paragraph-rsid="00350dd5"/>
    </style:style>
    <style:style style:name="P21" style:family="paragraph" style:parent-style-name="Text_20_body">
      <style:text-properties officeooo:paragraph-rsid="000fdee7"/>
    </style:style>
    <style:style style:name="P22" style:family="paragraph" style:parent-style-name="Text_20_body">
      <style:text-properties officeooo:paragraph-rsid="00145039"/>
    </style:style>
    <style:style style:name="P23" style:family="paragraph" style:parent-style-name="Text_20_body">
      <style:text-properties officeooo:paragraph-rsid="00151f09"/>
    </style:style>
    <style:style style:name="P24" style:family="paragraph" style:parent-style-name="Text_20_body">
      <style:text-properties officeooo:paragraph-rsid="00170e27"/>
    </style:style>
    <style:style style:name="P25" style:family="paragraph" style:parent-style-name="Text_20_body">
      <style:text-properties officeooo:paragraph-rsid="001a79f7"/>
    </style:style>
    <style:style style:name="P26" style:family="paragraph" style:parent-style-name="Text_20_body">
      <style:text-properties style:font-name="Source Code Pro Medium" officeooo:rsid="00033b0c" officeooo:paragraph-rsid="002e284f"/>
    </style:style>
    <style:style style:name="P27" style:family="paragraph" style:parent-style-name="Text_20_body">
      <style:text-properties officeooo:rsid="00021384" officeooo:paragraph-rsid="002e284f"/>
    </style:style>
    <style:style style:name="P28" style:family="paragraph" style:parent-style-name="Text_20_body">
      <style:text-properties officeooo:paragraph-rsid="002e284f"/>
    </style:style>
    <style:style style:name="P29" style:family="paragraph" style:parent-style-name="Text_20_body">
      <style:text-properties officeooo:paragraph-rsid="00114ce7"/>
    </style:style>
    <style:style style:name="P30" style:family="paragraph" style:parent-style-name="Text_20_body">
      <style:text-properties officeooo:paragraph-rsid="002fd234"/>
    </style:style>
    <style:style style:name="P31" style:family="paragraph" style:parent-style-name="Text_20_body">
      <style:text-properties officeooo:paragraph-rsid="0014445e"/>
    </style:style>
    <style:style style:name="P32" style:family="paragraph" style:parent-style-name="Text_20_body">
      <style:text-properties officeooo:rsid="00321e70" officeooo:paragraph-rsid="00321e70"/>
    </style:style>
    <style:style style:name="P33" style:family="paragraph" style:parent-style-name="Text_20_body">
      <style:text-properties officeooo:paragraph-rsid="002e965c"/>
    </style:style>
    <style:style style:name="P3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170e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3170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2e2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3170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319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93db" officeooo:paragraph-rsid="00319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3170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officeooo:paragraph-rsid="002e284f"/>
    </style:style>
    <style:style style:name="P44" style:family="paragraph" style:parent-style-name="Text_20_body">
      <style:paragraph-properties fo:break-before="page"/>
      <style:text-properties style:font-name="Cantarell" officeooo:rsid="001a79f7" officeooo:paragraph-rsid="0014445e"/>
    </style:style>
    <style:style style:name="P45" style:family="paragraph" style:parent-style-name="Text_20_body">
      <style:paragraph-properties fo:break-before="page"/>
      <style:text-properties style:font-name="Cantarell" officeooo:rsid="000fdee7" officeooo:paragraph-rsid="00114ce7"/>
    </style:style>
    <style:style style:name="P46" style:family="paragraph" style:parent-style-name="Text_20_body">
      <style:paragraph-properties fo:break-before="page"/>
      <style:text-properties officeooo:paragraph-rsid="00151f09"/>
    </style:style>
    <style:style style:name="P47" style:family="paragraph" style:parent-style-name="Standard">
      <style:text-properties officeooo:paragraph-rsid="00317001"/>
    </style:style>
    <style:style style:name="P48" style:family="paragraph" style:parent-style-name="Heading_20_1">
      <style:text-properties officeooo:paragraph-rsid="00021384"/>
    </style:style>
    <style:style style:name="P49" style:family="paragraph" style:parent-style-name="Heading_20_1">
      <style:text-properties officeooo:paragraph-rsid="00151f09"/>
    </style:style>
    <style:style style:name="P50" style:family="paragraph" style:parent-style-name="Heading_20_1">
      <style:text-properties officeooo:paragraph-rsid="00170e27"/>
    </style:style>
    <style:style style:name="P51" style:family="paragraph" style:parent-style-name="Table_20_Contents">
      <style:paragraph-properties fo:text-align="start" style:justify-single-word="false"/>
      <style:text-properties officeooo:paragraph-rsid="00321e70"/>
    </style:style>
    <style:style style:name="P52" style:family="paragraph" style:parent-style-name="Table_20_Contents">
      <style:paragraph-properties fo:text-align="start" style:justify-single-word="false"/>
      <style:text-properties officeooo:paragraph-rsid="00170e27"/>
    </style:style>
    <style:style style:name="P53" style:family="paragraph" style:parent-style-name="Table_20_Contents">
      <style:text-properties style:font-name="Cantarell" officeooo:rsid="00357d5f" officeooo:paragraph-rsid="00357d5f"/>
    </style:style>
    <style:style style:name="P54" style:family="paragraph" style:parent-style-name="Table_20_Contents">
      <style:text-properties fo:font-weight="bold" officeooo:rsid="00357d5f" officeooo:paragraph-rsid="00357d5f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ffe" officeooo:paragraph-rsid="00360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text-properties style:font-name="Cantarell" fo:font-size="14pt" fo:font-weight="bold" officeooo:rsid="003566a0" officeooo:paragraph-rsid="003566a0" style:font-size-asian="14pt" style:font-weight-asian="bold" style:font-size-complex="14pt" style:font-weight-complex="bold"/>
    </style:style>
    <style:style style:name="P57" style:family="paragraph" style:parent-style-name="Text_20_body">
      <style:text-properties style:font-name="Cantarell" officeooo:rsid="000fdee7" officeooo:paragraph-rsid="00357d5f"/>
    </style:style>
    <style:style style:name="P58" style:family="paragraph" style:parent-style-name="Text_20_body">
      <style:text-properties officeooo:paragraph-rsid="002e284f"/>
    </style:style>
    <style:style style:name="P59" style:family="paragraph" style:parent-style-name="Text_20_body">
      <style:text-properties officeooo:paragraph-rsid="003566a0"/>
    </style:style>
    <style:style style:name="P60" style:family="paragraph" style:parent-style-name="Text_20_body">
      <style:text-properties officeooo:rsid="003566a0" officeooo:paragraph-rsid="003566a0"/>
    </style:style>
    <style:style style:name="P61" style:family="paragraph" style:parent-style-name="Text_20_body">
      <style:text-properties officeooo:paragraph-rsid="002e965c"/>
    </style:style>
    <style:style style:name="P62" style:family="paragraph" style:parent-style-name="Text_20_body">
      <style:text-properties officeooo:rsid="00357d5f" officeooo:paragraph-rsid="00357d5f"/>
    </style:style>
    <style:style style:name="T1" style:family="text">
      <style:text-properties style:font-name="Source Code Pro Medium" officeooo:rsid="00033b0c"/>
    </style:style>
    <style:style style:name="T2" style:family="text">
      <style:text-properties style:font-name="Source Code Pro Medium" fo:font-style="italic" officeooo:rsid="000fdee7" style:font-style-asian="italic" style:font-style-complex="italic"/>
    </style:style>
    <style:style style:name="T3" style:family="text">
      <style:text-properties style:font-name="Source Code Pro Medium" officeooo:rsid="000fdee7"/>
    </style:style>
    <style:style style:name="T4" style:family="text">
      <style:text-properties style:font-name="Source Code Pro Medium" officeooo:rsid="001ee487"/>
    </style:style>
    <style:style style:name="T5" style:family="text">
      <style:text-properties style:font-name="Source Code Pro Medium" officeooo:rsid="00225df4"/>
    </style:style>
    <style:style style:name="T6" style:family="text">
      <style:text-properties style:font-name="Source Code Pro Medium" fo:font-weight="bold" officeooo:rsid="00033b0c" style:font-weight-asian="bold" style:font-weight-complex="bold"/>
    </style:style>
    <style:style style:name="T7" style:family="text">
      <style:text-properties style:font-name="Source Code Pro Medium" fo:font-weight="bold" officeooo:rsid="003566a0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21384" style:font-weight-asian="bold" style:font-weight-complex="bold"/>
    </style:style>
    <style:style style:name="T10" style:family="text">
      <style:text-properties fo:font-weight="bold" officeooo:rsid="000fdee7" style:font-weight-asian="bold" style:font-weight-complex="bold"/>
    </style:style>
    <style:style style:name="T11" style:family="text">
      <style:text-properties style:font-name="Cantarell"/>
    </style:style>
    <style:style style:name="T12" style:family="text">
      <style:text-properties style:font-name="Cantarell" fo:font-weight="bold" style:font-weight-asian="bold" style:font-weight-complex="bold"/>
    </style:style>
    <style:style style:name="T13" style:family="text">
      <style:text-properties style:font-name="Cantarell" fo:font-weight="bold" officeooo:rsid="00021384" style:font-weight-asian="bold" style:font-weight-complex="bold"/>
    </style:style>
    <style:style style:name="T14" style:family="text">
      <style:text-properties style:font-name="Cantarell" fo:font-weight="bold" officeooo:rsid="0014445e" style:font-weight-asian="bold" style:font-weight-complex="bold"/>
    </style:style>
    <style:style style:name="T15" style:family="text">
      <style:text-properties style:font-name="Cantarell" fo:font-weight="bold" officeooo:rsid="001a79f7" style:font-weight-asian="bold" style:font-weight-complex="bold"/>
    </style:style>
    <style:style style:name="T16" style:family="text">
      <style:text-properties style:font-name="Cantarell" fo:font-weight="bold" officeooo:rsid="003566a0" style:font-weight-asian="bold" style:font-weight-complex="bold"/>
    </style:style>
    <style:style style:name="T17" style:family="text">
      <style:text-properties style:font-name="Cantarell" officeooo:rsid="00021384"/>
    </style:style>
    <style:style style:name="T18" style:family="text">
      <style:text-properties style:font-name="Cantarell" officeooo:rsid="0006203b"/>
    </style:style>
    <style:style style:name="T19" style:family="text">
      <style:text-properties style:font-name="Cantarell" officeooo:rsid="000fdee7"/>
    </style:style>
    <style:style style:name="T20" style:family="text">
      <style:text-properties style:font-name="Cantarell" fo:font-size="14pt" fo:font-weight="bold" officeooo:rsid="000fdee7" style:font-size-asian="14pt" style:font-weight-asian="bold" style:font-size-complex="14pt" style:font-weight-complex="bold"/>
    </style:style>
    <style:style style:name="T21" style:family="text">
      <style:text-properties style:font-name="Cantarell" fo:font-size="14pt" fo:font-weight="bold" officeooo:rsid="00114ce7" style:font-size-asian="14pt" style:font-weight-asian="bold" style:font-size-complex="14pt" style:font-weight-complex="bold"/>
    </style:style>
    <style:style style:name="T22" style:family="text">
      <style:text-properties style:font-name="Cantarell" fo:font-size="14pt" fo:font-weight="bold" officeooo:rsid="00145039" style:font-size-asian="14pt" style:font-weight-asian="bold" style:font-size-complex="14pt" style:font-weight-complex="bold"/>
    </style:style>
    <style:style style:name="T23" style:family="text">
      <style:text-properties style:font-name="Cantarell" fo:font-size="14pt" fo:font-weight="bold" officeooo:rsid="001a79f7" style:font-size-asian="14pt" style:font-weight-asian="bold" style:font-size-complex="14pt" style:font-weight-complex="bold"/>
    </style:style>
    <style:style style:name="T24" style:family="text">
      <style:text-properties style:font-name="Cantarell" fo:font-size="14pt" fo:font-weight="bold" officeooo:rsid="003566a0" style:font-size-asian="14pt" style:font-weight-asian="bold" style:font-size-complex="14pt" style:font-weight-complex="bold"/>
    </style:style>
    <style:style style:name="T25" style:family="text">
      <style:text-properties style:font-name="Cantarell" fo:font-size="14pt" fo:font-weight="bold" officeooo:rsid="00321e70" style:font-size-asian="14pt" style:font-weight-asian="bold" style:font-size-complex="14pt" style:font-weight-complex="bold"/>
    </style:style>
    <style:style style:name="T26" style:family="text">
      <style:text-properties style:font-name="Cantarell" officeooo:rsid="0014445e"/>
    </style:style>
    <style:style style:name="T27" style:family="text">
      <style:text-properties style:font-name="Cantarell" officeooo:rsid="00145039"/>
    </style:style>
    <style:style style:name="T28" style:family="text">
      <style:text-properties style:font-name="Cantarell" officeooo:rsid="00162b46"/>
    </style:style>
    <style:style style:name="T29" style:family="text">
      <style:text-properties style:font-name="Cantarell" officeooo:rsid="001a79f7"/>
    </style:style>
    <style:style style:name="T30" style:family="text">
      <style:text-properties style:font-name="Cantarell" fo:font-size="12pt" fo:font-weight="bold" officeooo:rsid="0014445e" style:font-size-asian="12pt" style:font-weight-asian="bold" style:font-size-complex="12pt" style:font-weight-complex="bold"/>
    </style:style>
    <style:style style:name="T31" style:family="text">
      <style:text-properties style:font-name="Cantarell" fo:font-size="12pt" fo:font-weight="bold" officeooo:rsid="002fd234" style:font-size-asian="12pt" style:font-weight-asian="bold" style:font-size-complex="12pt" style:font-weight-complex="bold"/>
    </style:style>
    <style:style style:name="T32" style:family="text">
      <style:text-properties style:font-name="Cantarell" fo:font-size="12pt" fo:font-weight="normal" officeooo:rsid="002fd234" style:font-size-asian="12pt" style:font-weight-asian="normal" style:font-size-complex="12pt" style:font-weight-complex="normal"/>
    </style:style>
    <style:style style:name="T33" style:family="text">
      <style:text-properties style:font-name="Cantarell" fo:font-size="12pt" fo:font-weight="normal" officeooo:rsid="000fdee7" style:font-size-asian="12pt" style:font-weight-asian="normal" style:font-size-complex="12pt" style:font-weight-complex="normal"/>
    </style:style>
    <style:style style:name="T34" style:family="text">
      <style:text-properties style:font-name="Cantarell" fo:font-size="12pt" fo:font-weight="normal" officeooo:rsid="00114ce7" style:font-size-asian="12pt" style:font-weight-asian="normal" style:font-size-complex="12pt" style:font-weight-complex="normal"/>
    </style:style>
    <style:style style:name="T35" style:family="text">
      <style:text-properties style:font-name="Cantarell" officeooo:rsid="002fd234"/>
    </style:style>
    <style:style style:name="T36" style:family="text">
      <style:text-properties style:font-name="Cantarell" officeooo:rsid="003566a0"/>
    </style:style>
    <style:style style:name="T37" style:family="text">
      <style:text-properties style:font-name="Cantarell" officeooo:rsid="00357d5f"/>
    </style:style>
    <style:style style:name="T38" style:family="text">
      <style:text-properties style:font-name="Cantarell" officeooo:rsid="00321e70"/>
    </style:style>
    <style:style style:name="T39" style:family="text">
      <style:text-properties officeooo:rsid="0005c8c9"/>
    </style:style>
    <style:style style:name="T40" style:family="text">
      <style:text-properties officeooo:rsid="00085bdb"/>
    </style:style>
    <style:style style:name="T41" style:family="text">
      <style:text-properties officeooo:rsid="000fdee7"/>
    </style:style>
    <style:style style:name="T42" style:family="text">
      <style:text-properties fo:font-weight="normal" officeooo:rsid="000fdee7" style:font-weight-asian="normal" style:font-weight-complex="normal"/>
    </style:style>
    <style:style style:name="T43" style:family="text">
      <style:text-properties fo:font-weight="normal" officeooo:rsid="002fd234" style:font-weight-asian="normal" style:font-weight-complex="normal"/>
    </style:style>
    <style:style style:name="T44" style:family="text">
      <style:text-properties style:font-name="Liberation Sans" fo:font-size="18.2000007629395pt" fo:font-weight="bold" officeooo:rsid="00151f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5" style:family="text">
      <style:text-properties style:font-name="Liberation Sans" fo:font-size="18.2000007629395pt" fo:font-weight="bold" officeooo:rsid="00170e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6" style:family="text">
      <style:text-properties style:font-name="Liberation Sans" fo:font-size="18.2000007629395pt" fo:font-weight="bold" officeooo:rsid="0033614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7" style:family="text">
      <style:text-properties officeooo:rsid="001274e8"/>
    </style:style>
    <style:style style:name="T48" style:family="text">
      <style:text-properties officeooo:rsid="0014445e"/>
    </style:style>
    <style:style style:name="T49" style:family="text">
      <style:text-properties officeooo:rsid="00151f09"/>
    </style:style>
    <style:style style:name="T50" style:family="text">
      <style:text-properties officeooo:rsid="00170e27"/>
    </style:style>
    <style:style style:name="T51" style:family="text">
      <style:text-properties officeooo:rsid="002e284f"/>
    </style:style>
    <style:style style:name="T5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e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1e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66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officeooo:rsid="0031380f"/>
    </style:style>
    <style:style style:name="T58" style:family="text">
      <style:text-properties officeooo:rsid="00317001"/>
    </style:style>
    <style:style style:name="T59" style:family="text">
      <style:text-properties officeooo:rsid="00321e70"/>
    </style:style>
    <style:style style:name="T60" style:family="text">
      <style:text-properties officeooo:rsid="00336146"/>
    </style:style>
    <style:style style:name="T61" style:family="text">
      <style:text-properties officeooo:rsid="0033b8d2"/>
    </style:style>
    <style:style style:name="T62" style:family="text">
      <style:text-properties officeooo:rsid="00341860"/>
    </style:style>
    <style:style style:name="T63" style:family="text">
      <style:text-properties officeooo:rsid="00350dd5"/>
    </style:style>
    <style:style style:name="T64" style:family="text">
      <style:text-properties officeooo:rsid="003566a0"/>
    </style:style>
    <style:style style:name="T65" style:family="text">
      <style:text-properties officeooo:rsid="00360ffe"/>
    </style:style>
    <style:style style:name="T66" style:family="text">
      <style:text-properties officeooo:rsid="003193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48" text:outline-level="1"><text:span text:style-name="T40">1 </text:span><text:span text:style-name="T39">FIELD SEQ</text:span><text:span text:style-name="T48">UENCE</text:span> DEFINITION</text:h>
      <text:p text:style-name="P1"/>
      <text:p text:style-name="P1"><text:span text:style-name="T17">A field seq is a</text:span><text:span text:style-name="T18">n</text:span><text:span text:style-name="T17"> array containing </text:span><text:span text:style-name="T19">triplets</text:span></text:p>
      <text:p text:style-name="P21"><text:span text:style-name="T4">[ </text:span><text:span text:style-name="T5">[</text:span><text:span text:style-name="T3">FID TYPE </text:span><text:span text:style-name="T2">METADATA</text:span><text:span text:style-name="T3">] [FID TYPE </text:span><text:span text:style-name="T2">METADATA</text:span><text:span text:style-name="T3">] ...</text:span><text:span text:style-name="T1"> ]</text:span></text:p>
      <text:h text:style-name="Heading_20_2" text:outline-level="2">1.1 FID</text:h>
      <text:p text:style-name="P1"><text:span text:style-name="T17">Field </text:span><text:span text:style-name="T19">ID is a</text:span><text:span text:style-name="T17"> </text:span><text:span text:style-name="T13">String</text:span></text:p>
      <text:h text:style-name="Heading_20_2" text:outline-level="2">1.2 TYPE</text:h>
      <text:p text:style-name="P2">The type can be one out of a finite number of possibilities </text:p>
      <text:p text:style-name="P26">#{::<text:span text:style-name="T41">bool </text:span>::i8 ::u8 ::i16 ::u16 ::i32 ::u32 ::i64 ::r32 ::r64 </text:p>
      <text:p text:style-name="P26"><text:s text:c="2"/>::<text:span text:style-name="T41">str</text:span> ::<text:span text:style-name="T64">pseq ::psref</text:span><text:span text:style-name="T47"> </text:span>::<text:span text:style-name="T41">padding</text:span>}</text:p>
      <text:p text:style-name="P27"><text:span text:style-name="T12">:</text:span><text:span text:style-name="T6">:</text:span><text:span text:style-name="T12">i/u </text:span><text:span text:style-name="T11">types correspond to signed/unsigned integers</text:span> <text:span text:style-name="T11">8,16,32, or 64 bit</text:span></text:p>
      <text:p text:style-name="P3"><text:span text:style-name="T8">:</text:span><text:span text:style-name="T6">:</text:span><text:span text:style-name="T8">r </text:span>types correspond to real numbers 32 or 64 bit</text:p>
      <text:p text:style-name="P14"><text:span text:style-name="T9">:</text:span><text:span text:style-name="T6">:</text:span><text:span text:style-name="T10">str </text:span><text:span text:style-name="T42">corresponds to </text:span><text:span text:style-name="T43">string</text:span></text:p>
      <text:p text:style-name="P28"><text:span text:style-name="T13">:</text:span><text:span text:style-name="T6">:</text:span><text:span text:style-name="T7">p</text:span><text:span text:style-name="T16">seq</text:span><text:span text:style-name="T13"> </text:span><text:span text:style-name="T17">correspond to </text:span><text:span text:style-name="T26">a </text:span><text:span text:style-name="T36">nested protocool sequence</text:span></text:p>
      <text:p text:style-name="P59"><text:span text:style-name="T13">:</text:span><text:span text:style-name="T6">:</text:span><text:span text:style-name="T7">psref</text:span><text:span text:style-name="T13"> </text:span><text:span text:style-name="T17">correspond to </text:span><text:span text:style-name="T26">a </text:span><text:span text:style-name="T36">reference to a protocool sequence</text:span></text:p>
      <text:p text:style-name="P28"><text:span text:style-name="T13">:</text:span><text:span text:style-name="T6">:</text:span><text:span text:style-name="T13">p</text:span><text:span text:style-name="T14">adding </text:span><text:span text:style-name="T17">correspond to </text:span><text:span text:style-name="T26">padding (</text:span><text:span text:style-name="T28">not a field so FID is ignored and should be empty string</text:span><text:span text:style-name="T26">)</text:span></text:p>
      <text:p text:style-name="P28"><text:span text:style-name="T14">:</text:span><text:span text:style-name="T6">:</text:span><text:span text:style-name="T15">bool </text:span><text:span text:style-name="T29">correponds to a boolean (true/false) value</text:span></text:p>
      <text:p text:style-name="P12"/>
      <text:p text:style-name="P44"/>
      <text:h text:style-name="Heading_20_2" text:outline-level="2">1.3 METADATA</text:h>
      <text:p text:style-name="P4">Metadata describing the field in the form of a map. This field is optional</text:p>
      <text:h text:style-name="Heading_20_3" text:outline-level="3">1.3.1 Arrays</text:h>
      <text:p text:style-name="P6">This flags apply to all types except padding</text:p>
      <text:p text:style-name="P4">{:rank integer-value} =&gt; fixed length array</text:p>
      <text:p text:style-name="P4">{:rank :u8|:u16|:u32} =&gt; length is defined in the stream before the actual data. The size of the of the length-prefix can be 8,16 or 32 bits</text:p>
      <text:p text:style-name="P15"/>
      <text:p text:style-name="P29"><text:span text:style-name="T20">1.3.</text:span><text:span text:style-name="T21">2</text:span><text:span text:style-name="T20"> </text:span><text:span text:style-name="T21">String</text:span></text:p>
      <text:p text:style-name="P16">Variable length string (delimited with \0)</text:p>
      <text:p text:style-name="P17">[“ID” ::str ] (C1|C2|...|\0)</text:p>
      <text:p text:style-name="P30"><text:span text:style-name="T30">F</text:span><text:span text:style-name="T31">ixed length string (zeros to fill up length)</text:span></text:p>
      <text:p text:style-name="P30"><text:span text:style-name="T32">[“ID” ::str </text:span><text:span text:style-name="T33">{::</text:span><text:span text:style-name="T34">len</text:span><text:span text:style-name="T33"> </text:span><text:span text:style-name="T32">value</text:span><text:span text:style-name="T33">}</text:span><text:span text:style-name="T32">]</text:span><text:span text:style-name="T19"> </text:span><text:span text:style-name="T35">(C1|C2|..|Cn|\0|\0|...|\0)</text:span></text:p>
      <text:p text:style-name="P16">Prefixed length string</text:p>
      <text:p text:style-name="P30"><text:span text:style-name="T32">[“ID” ::str </text:span><text:span text:style-name="T33">{::</text:span><text:span text:style-name="T32">pfx</text:span><text:span text:style-name="T33"> </text:span><text:span text:style-name="T32">::i8|::16::i32</text:span><text:span text:style-name="T33">}</text:span><text:span text:style-name="T32">] (L1|L2|..|C1|C2|...|Cn)</text:span><text:span text:style-name="T19"> </text:span></text:p>
      <text:p text:style-name="P5"/>
      <text:p text:style-name="P45"/>
      <text:p text:style-name="P31"><text:span text:style-name="T20">1.3.</text:span><text:span text:style-name="T24">3</text:span><text:span text:style-name="T20"> </text:span><text:span text:style-name="T24">PSEQ E</text:span><text:span text:style-name="T25">mbedded protoco</text:span><text:span text:style-name="T24">o</text:span><text:span text:style-name="T25">l sequence</text:span></text:p>
      <text:p text:style-name="P33"><text:span text:style-name="T36">[“ID” ::pseq </text:span><text:span text:style-name="T19">{ ::</text:span><text:span text:style-name="T26">fields [...] </text:span><text:span text:style-name="T19">}</text:span><text:span text:style-name="T36">]</text:span></text:p>
      <text:p text:style-name="P7"><text:span text:style-name="T52">::</text:span><text:span text:style-name="T19">fields =&gt; recursive field sequence following the same rules exposed here</text:span></text:p>
      <text:p text:style-name="P56">1.3.4 PSREF <text:span text:style-name="T41">P</text:span>rotocool sequence reference</text:p>
      <text:p text:style-name="P60"><text:span text:style-name="T19">D</text:span><text:span text:style-name="T11">efines the ID of a protocool sequence included dynamically (at runtime) in the client request. The protocool request handler must have a mechanism that resolves IDs to protocool sequences</text:span></text:p>
      <text:p text:style-name="P60"><text:span text:style-name="T11">The request will include the ID as a prefixed string (String len|String). The field describes the size of the field that describes the len of the String</text:span></text:p>
      <text:p text:style-name="P32"><text:span text:style-name="T36">[“ID” ::</text:span><text:span text:style-name="T37">psref </text:span><text:span text:style-name="T19">{ ::</text:span><text:span text:style-name="T11">id ::i8|::i16::i32}</text:span><text:span text:style-name="T36">]</text:span></text:p>
      <text:p text:style-name="P33"><text:span text:style-name="T26">::</text:span><text:span text:style-name="T38">id </text:span><text:span text:style-name="T37">protocool sequence ID string len size</text:span></text:p>
      <text:p text:style-name="P62"><text:span text:style-name="T11">In example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4">SEQ</text:p>
          </table:table-cell>
          <table:table-cell table:style-name="Table3.A1" office:value-type="string">
            <text:p text:style-name="P54">DATA</text:p>
          </table:table-cell>
        </table:table-row>
        <table:table-row>
          <table:table-cell table:style-name="Table3.A1" office:value-type="string">
            <text:p text:style-name="P62"><text:span text:style-name="T11">[“FieldX” ::psref {::id ::i16}]</text:span></text:p>
          </table:table-cell>
          <table:table-cell table:style-name="Table3.A1" office:value-type="string">
            <text:p text:style-name="P53">[LEN B0|LEN B1|ID DATA...]</text:p>
          </table:table-cell>
        </table:table-row>
      </table:table>
      <text:p text:style-name="P57"><text:span text:style-name="T11"/></text:p>
      <text:p text:style-name="P22"><text:span text:style-name="T20">1.3.</text:span><text:span text:style-name="T22">5</text:span><text:span text:style-name="T20"> </text:span><text:span text:style-name="T22">PADDING</text:span></text:p>
      <text:p text:style-name="P22"><text:span text:style-name="T19">{::</text:span><text:span text:style-name="T27">len integer-value</text:span><text:span text:style-name="T26"> </text:span><text:span text:style-name="T19">} </text:span><text:span text:style-name="T27">=&gt; number of padding bytes</text:span></text:p>
      <text:p text:style-name="P13"/>
      <text:p text:style-name="P25"><text:span text:style-name="T20">1.3.</text:span><text:span text:style-name="T23">6</text:span><text:span text:style-name="T20"> </text:span><text:span text:style-name="T23">BOOL</text:span></text:p>
      <text:p text:style-name="P25"><text:span text:style-name="T19">{::</text:span><text:span text:style-name="T29">packed</text:span><text:span text:style-name="T27"> </text:span><text:span text:style-name="T26"><text:s/></text:span><text:span text:style-name="T29">false|true :bit int-value</text:span><text:span text:style-name="T19">} </text:span><text:span text:style-name="T27">=&gt; </text:span><text:span text:style-name="T29">packed bool (several bits in a single value)</text:span></text:p>
      <text:p text:style-name="P5"/>
      <text:p text:style-name="P18"/>
      <text:h text:style-name="P49" text:outline-level="1"><text:span text:style-name="T49">2</text:span><text:span text:style-name="T40"> </text:span><text:span text:style-name="T44">FIELD SEQUENCE READ RESULT / WRITE DATA</text:span></text:h>
      <text:p text:style-name="P23"/>
      <text:p text:style-name="P8"><text:span text:style-name="T41">T</text:span>he result of a read or the input for a write is a map {“I<text:span text:style-name="T57">D” value</text:span> “<text:span text:style-name="T57">ID” value ...</text:span>}</text:p>
      <text:p text:style-name="P8">In case of STRUCT the data is a nested map</text:p>
      <text:p text:style-name="P23"/>
      <text:p text:style-name="P23"/>
      <text:p text:style-name="P46"/>
      <text:h text:style-name="P50" text:outline-level="1"><text:span text:style-name="T50">3</text:span><text:span text:style-name="T40"> </text:span><text:span text:style-name="T45">EXAMPLES</text:span></text:h>
      <text:p text:style-name="P24"/>
      <table:table table:name="Table1" table:style-name="Table1" table:template-name="Simple List Shaded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CASE</text:p>
          </table:table-cell>
          <table:table-cell table:style-name="Table1.A1" office:value-type="string">
            <text:p text:style-name="P34">EXAMPLE <text:span text:style-name="T58">FIELD DEFINITIONS</text:span></text:p>
          </table:table-cell>
        </table:table-row>
        <table:table-row table:style-name="Table1.1">
          <table:table-cell table:style-name="Table1.A2" office:value-type="string">
            <text:p text:style-name="P36">Single primitive field</text:p>
          </table:table-cell>
          <table:table-cell table:style-name="Table1.A2" office:value-type="string">
            <text:p text:style-name="P37">[ [“F1” ::i16] ]</text:p>
          </table:table-cell>
        </table:table-row>
        <table:table-row table:style-name="Table1.1">
          <table:table-cell table:style-name="Table1.A3" office:value-type="string">
            <text:p text:style-name="P36">Primitive field fixed array</text:p>
          </table:table-cell>
          <table:table-cell table:style-name="Table1.A3" office:value-type="string">
            <text:p text:style-name="P37">[ [“F1” ::i16 { ::rank 8 } ]</text:p>
          </table:table-cell>
        </table:table-row>
        <table:table-row table:style-name="Table1.1">
          <table:table-cell table:style-name="Table1.A2" office:value-type="string">
            <text:p text:style-name="P41">Primitive field dyn array</text:p>
          </table:table-cell>
          <table:table-cell table:style-name="Table1.A2" office:value-type="string">
            <text:p text:style-name="P37">[ [“F1” ::i16 { ::rank ::u8 } ]</text:p>
          </table:table-cell>
        </table:table-row>
        <table:table-row table:style-name="Table1.1">
          <table:table-cell table:style-name="Table1.A3" office:value-type="string">
            <text:p text:style-name="P36">Fixed string</text:p>
          </table:table-cell>
          <table:table-cell table:style-name="Table1.A3" office:value-type="string">
            <text:p text:style-name="P37">[ [“F1” ::str { ::len 8 } ]</text:p>
          </table:table-cell>
        </table:table-row>
        <table:table-row table:style-name="Table1.1">
          <table:table-cell table:style-name="Table1.A2" office:value-type="string">
            <text:p text:style-name="P41">Dynamic string</text:p>
          </table:table-cell>
          <table:table-cell table:style-name="Table1.A2" office:value-type="string">
            <text:p text:style-name="P37">[ [“F1” ::pstr { ::<text:span text:style-name="T51">pfx</text:span> ::u8 } ]</text:p>
          </table:table-cell>
        </table:table-row>
        <table:table-row table:style-name="Table1.1">
          <table:table-cell table:style-name="Table1.A3" office:value-type="string">
            <text:p text:style-name="P36">Fixed string array</text:p>
          </table:table-cell>
          <table:table-cell table:style-name="Table1.A3" office:value-type="string">
            <text:p text:style-name="P37">[ [“F1” ::str { ::rank 16 ::len 8 } ]</text:p>
          </table:table-cell>
        </table:table-row>
        <table:table-row table:style-name="Table1.1">
          <table:table-cell table:style-name="Table1.A2" office:value-type="string">
            <text:p text:style-name="P41">Dyn string dyn array</text:p>
          </table:table-cell>
          <table:table-cell table:style-name="Table1.A2" office:value-type="string">
            <text:p text:style-name="P37">[ [“F1” ::pstr { ::rank ::u16 ::<text:span text:style-name="T51">pfx</text:span> ::u8 } ]</text:p>
          </table:table-cell>
        </table:table-row>
        <table:table-row table:style-name="Table1.1">
          <table:table-cell table:style-name="Table1.A3" office:value-type="string">
            <text:p text:style-name="P52"><text:span text:style-name="T56">Pseq</text:span><text:span text:style-name="T52"> </text:span><text:span text:style-name="T54">(embedded)</text:span></text:p>
          </table:table-cell>
          <table:table-cell table:style-name="Table1.A3" office:value-type="string">
            <text:p text:style-name="P43"><text:span text:style-name="T52">[ [“F1” ::</text:span><text:span text:style-name="T55">pseq</text:span><text:span text:style-name="T52"> { ::fields [ [“F1” ::</text:span><text:span text:style-name="T53">bool</text:span><text:span text:style-name="T52">] [“F2” ::i16] ]</text:span></text:p>
          </table:table-cell>
        </table:table-row>
        <table:table-row table:style-name="Table1.1">
          <table:table-cell table:style-name="Table1.A10" office:value-type="string">
            <text:p text:style-name="P51"><text:span text:style-name="T56">Pseq</text:span><text:span text:style-name="T54"> (ref)</text:span></text:p>
          </table:table-cell>
          <table:table-cell table:style-name="Table1.A10" office:value-type="string">
            <text:p text:style-name="P51"><text:span text:style-name="T54">[ [“F1” ::</text:span><text:span text:style-name="T55">psref</text:span><text:span text:style-name="T54"> { ::id ::i16}] ]</text:span></text:p>
          </table:table-cell>
        </table:table-row>
      </table:table>
      <text:p text:style-name="P9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5">CASE</text:p>
          </table:table-cell>
          <table:table-cell table:style-name="Table2.A1" office:value-type="string">
            <text:p text:style-name="P35">EXAMPLE <text:span text:style-name="T58">DATA MAP</text:span></text:p>
          </table:table-cell>
        </table:table-row>
        <table:table-row table:style-name="Table2.1">
          <table:table-cell table:style-name="Table2.A2" office:value-type="string">
            <text:p text:style-name="P38">Single primitive field</text:p>
          </table:table-cell>
          <table:table-cell table:style-name="Table2.A2" office:value-type="string">
            <text:p text:style-name="P38"><text:span text:style-name="T58">{</text:span>“F1” <text:span text:style-name="T58">33}</text:span></text:p>
          </table:table-cell>
        </table:table-row>
        <table:table-row table:style-name="Table2.1">
          <table:table-cell table:style-name="Table2.A3" office:value-type="string">
            <text:p text:style-name="P38">Primitive field fixed array</text:p>
          </table:table-cell>
          <table:table-cell table:style-name="Table2.A3" office:value-type="string">
            <text:p text:style-name="P38"><text:span text:style-name="T58">{</text:span>“F1” <text:span text:style-name="T58">[33 34 35]</text:span>}</text:p>
          </table:table-cell>
        </table:table-row>
        <table:table-row table:style-name="Table2.1">
          <table:table-cell table:style-name="Table2.A2" office:value-type="string">
            <text:p text:style-name="P42">Primitive field dyn array</text:p>
          </table:table-cell>
          <table:table-cell table:style-name="Table2.A2" office:value-type="string">
            <text:p text:style-name="P38"><text:span text:style-name="T58">{</text:span>“F1” <text:span text:style-name="T58">[33 34 35]</text:span>}</text:p>
          </table:table-cell>
        </table:table-row>
        <table:table-row table:style-name="Table2.1">
          <table:table-cell table:style-name="Table2.A3" office:value-type="string">
            <text:p text:style-name="P38">Fixed string</text:p>
          </table:table-cell>
          <table:table-cell table:style-name="Table2.A3" office:value-type="string">
            <text:p text:style-name="P38"><text:span text:style-name="T58">{</text:span>“F1” “<text:span text:style-name="T58">HiWorld!”</text:span>}</text:p>
          </table:table-cell>
        </table:table-row>
        <table:table-row table:style-name="Table2.1">
          <table:table-cell table:style-name="Table2.A2" office:value-type="string">
            <text:p text:style-name="P42">Dynamic string</text:p>
          </table:table-cell>
          <table:table-cell table:style-name="Table2.A2" office:value-type="string">
            <text:p text:style-name="P38"><text:span text:style-name="T58">{</text:span>“F1” “<text:span text:style-name="T58">HiWorld!”</text:span>}</text:p>
          </table:table-cell>
        </table:table-row>
        <table:table-row table:style-name="Table2.1">
          <table:table-cell table:style-name="Table2.A3" office:value-type="string">
            <text:p text:style-name="P38">Fixed string array</text:p>
          </table:table-cell>
          <table:table-cell table:style-name="Table2.A3" office:value-type="string">
            <text:p text:style-name="P38"><text:span text:style-name="T58">{</text:span>“F1” <text:span text:style-name="T58">[</text:span>“<text:span text:style-name="T58">Hi” “World!”]</text:span>}</text:p>
          </table:table-cell>
        </table:table-row>
        <table:table-row table:style-name="Table2.1">
          <table:table-cell table:style-name="Table2.A2" office:value-type="string">
            <text:p text:style-name="P42">Dyn string dyn array</text:p>
          </table:table-cell>
          <table:table-cell table:style-name="Table2.A2" office:value-type="string">
            <text:p text:style-name="P39"><text:span text:style-name="T58">{</text:span>“F1” <text:span text:style-name="T58">[</text:span>“<text:span text:style-name="T58">Hi” “World!”]</text:span>}</text:p>
          </table:table-cell>
        </table:table-row>
        <table:table-row table:style-name="Table2.1">
          <table:table-cell table:style-name="Table2.A3" office:value-type="string">
            <text:p text:style-name="P55">Pseq (embedded)</text:p>
          </table:table-cell>
          <table:table-cell table:style-name="Table2.A3" office:value-type="string">
            <text:p text:style-name="P40">{…. “<text:span text:style-name="T60">F1” </text:span>{“F1” true “F2” 12345}}</text:p>
          </table:table-cell>
        </table:table-row>
        <table:table-row table:style-name="Table2.1">
          <table:table-cell table:style-name="Table2.A10" office:value-type="string">
            <text:p text:style-name="P55">Pseq (ref)</text:p>
          </table:table-cell>
          <table:table-cell table:style-name="Table2.A10" office:value-type="string">
            <text:p text:style-name="P55">{… “F1” [“RefID” <text:span text:style-name="T66">{“F1” true “F2” 12345}</text:span>] }</text:p>
          </table:table-cell>
        </table:table-row>
      </table:table>
      <text:p text:style-name="P47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List_20_Shaded.1" style:display-name="Simple List Shaded.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3" style:display-name="Simple List Shaded.3" style:family="table-cell" style:data-style-name="N100">
      <style:table-cell-properties fo:padding="0in" fo:padding-left="0in" fo:padding-right="0in" fo:padding-top="0in" fo:padding-bottom="0in"/>
    </style:style>
    <style:style style:name="Simple_20_List_20_Shaded.4" style:display-name="Simple List Shaded.4" style:family="table-cell" style:data-style-name="N0">
      <style:table-cell-properties fo:padding="0in" fo:padding-left="0in" fo:padding-right="0in" fo:padding-top="0in" fo:padding-bottom="0in"/>
    </style:style>
    <style:style style:name="Simple_20_List_20_Shaded.5" style:display-name="Simple List Shaded.5" style:family="table-cell" style:data-style-name="N0">
      <style:table-cell-properties fo:padding="0in" fo:padding-left="0in" fo:padding-right="0in" fo:padding-top="0in" fo:padding-bottom="0in"/>
    </style:style>
    <style:style style:name="Simple_20_List_20_Shaded.6" style:display-name="Simple List Shaded.6" style:family="table-cell" style:data-style-name="N100">
      <style:table-cell-properties fo:background-color="#cccccc" fo:padding="0in" fo:padding-left="0in" fo:padding-right="0in" fo:padding-top="0in" fo:padding-bottom="0in"/>
    </style:style>
    <style:style style:name="Simple_20_List_20_Shaded.7" style:display-name="Simple List Shaded.7" style:family="table-cell" style:data-style-name="N0">
      <style:table-cell-properties fo:padding="0in" fo:padding-left="0in" fo:padding-right="0in" fo:padding-top="0in" fo:padding-bottom="0in"/>
    </style:style>
    <style:style style:name="Simple_20_List_20_Shaded.8" style:display-name="Simple List Shaded.8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9" style:display-name="Simple List Shaded.9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0" style:display-name="Simple List Shaded.10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1" style:display-name="Simple List Shaded.1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Simple_20_List_20_Shaded.14" style:display-name="Simple List Shaded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15" style:display-name="Simple List Shaded.15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13:18:51.392825504</meta:creation-date>
    <dc:date>2020-09-06T17:37:57.661625320</dc:date>
    <meta:editing-duration>PT10H46M45S</meta:editing-duration>
    <meta:editing-cycles>46</meta:editing-cycles>
    <meta:generator>LibreOffice/6.4.6.2$Linux_X86_64 LibreOffice_project/40$Build-2</meta:generator>
    <meta:document-statistic meta:table-count="3" meta:image-count="0" meta:object-count="0" meta:page-count="4" meta:paragraph-count="90" meta:word-count="549" meta:character-count="3164" meta:non-whitespace-character-count="2699"/>
  </office:meta>
</office:document-meta>
</file>